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46mm"/>
    </style:style>
    <style:style style:name="co2" style:family="table-column">
      <style:table-column-properties fo:break-before="auto" style:column-width="7.04mm"/>
    </style:style>
    <style:style style:name="co3" style:family="table-column">
      <style:table-column-properties fo:break-before="auto" style:column-width="9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solid" draw:fill-color="#eeeeee" draw:opacity="80%" fo:min-height="28.09mm" draw:shadow-opacity="8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eeeee" draw:opacity="80%"/>
    </style:style>
  </office:automatic-styles>
  <office:body>
    <office:spreadsheet>
      <table:calculation-settings table:automatic-find-labels="false" table:use-regular-expressions="false" table:use-wildcards="true"/>
      <table:table table:name="7" table:style-name="ta1">
        <table:shapes>
          <draw:frame draw:z-index="0" draw:style-name="gr1" draw:text-style-name="P1" svg:width="159.99mm" svg:height="89.99mm" svg:x="116.61mm" svg:y="1mm">
            <loext:p draw:notify-on-update-of-ranges="'7'.A1:'7'.A21 '7'.M1:'7'.M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114.95mm" svg:height="126.37mm" svg:x="273.9mm" svg:y="4.99mm">
            <draw:text-box>
              <text:p>Mittelwerte aus 11 Messungen</text:p>
              <text:p>Auf fb16 → Intel(R) Core(TM) i5-5200U CPU @ 2.20GHz</text:p>
              <text:p>und → openjdk version "1.8.0_141"</text:p>
              <text:p/>
              <text:p><text:s/>for i in {0..9}; do for j in {1..21}; do /usr/lib/jvm/default-java/bin/java -Dfile.encoding=UTF-8 -classpath /usr/lib/jvm/default-java/jre/lib/charsets.jar:/usr/lib/jvm/default-java/jre/lib/ext/cldrdata.jar:/usr/lib/jvm/default-java/jre/lib/ext/dnsns.jar:/usr/lib/jvm/default-java/jre/lib/ext/icedtea-sound.jar:/usr/lib/jvm/default-java/jre/lib/ext/jaccess.jar:/usr/lib/jvm/default-java/jre/lib/ext/java-atk-wrapper.jar:/usr/lib/jvm/default-java/jre/lib/ext/localedata.jar:/usr/lib/jvm/default-java/jre/lib/ext/nashorn.jar:/usr/lib/jvm/default-java/jre/lib/ext/sunec.jar:/usr/lib/jvm/default-java/jre/lib/ext/sunjce_provider.jar:/usr/lib/jvm/default-java/jre/lib/ext/sunpkcs11.jar:/usr/lib/jvm/default-java/jre/lib/ext/zipfs.jar:/usr/lib/jvm/default-java/jre/lib/jce.jar:/usr/lib/jvm/default-java/jre/lib/jsse.jar:/usr/lib/jvm/default-java/jre/lib/management-agent.jar:/usr/lib/jvm/default-java/jre/lib/resources.jar:/usr/lib/jvm/default-java/jre/lib/rt.jar:/home/frank/Programme/lk1718/binBaum/out/production/binBaum info.baethge.lk1718.binBaum.Main "${j}000" &gt;&gt; "${i}.csv"; done; done;</text:p>
              <text:p/>
              <text:p/>
            </draw:text-box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AVERAGE([.B1:.L1])" office:value-type="float" office:value="6.36363636363636" calcext:value-type="float">
            <text:p>6,363636363636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AVERAGE([.B2:.L2])" office:value-type="float" office:value="10.3636363636364" calcext:value-type="float">
            <text:p>10,36363636363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B3:.L3])" office:value-type="float" office:value="10.6363636363636" calcext:value-type="float">
            <text:p>10,63636363636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formula="of:=AVERAGE([.B4:.L4])" office:value-type="float" office:value="22.4545454545455" calcext:value-type="float">
            <text:p>22,454545454545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formula="of:=AVERAGE([.B5:.L5])" office:value-type="float" office:value="21.8181818181818" calcext:value-type="float">
            <text:p>21,818181818181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AVERAGE([.B6:.L6])" office:value-type="float" office:value="28.6363636363636" calcext:value-type="float">
            <text:p>28,636363636363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AVERAGE([.B7:.L7])" office:value-type="float" office:value="26.5454545454545" calcext:value-type="float">
            <text:p>26,545454545454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AVERAGE([.B8:.L8])" office:value-type="float" office:value="30.1818181818182" calcext:value-type="float">
            <text:p>30,181818181818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formula="of:=AVERAGE([.B9:.L9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formula="of:=AVERAGE([.B10:.L10])" office:value-type="float" office:value="37.7272727272727" calcext:value-type="float">
            <text:p>37,727272727272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formula="of:=AVERAGE([.B11:.L11])" office:value-type="float" office:value="39.0909090909091" calcext:value-type="float">
            <text:p>39,090909090909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formula="of:=AVERAGE([.B12:.L12])" office:value-type="float" office:value="43.1818181818182" calcext:value-type="float">
            <text:p>43,1818181818182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formula="of:=AVERAGE([.B13:.L13])" office:value-type="float" office:value="53.0909090909091" calcext:value-type="float">
            <text:p>53,090909090909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formula="of:=AVERAGE([.B14:.L14])" office:value-type="float" office:value="54.2727272727273" calcext:value-type="float">
            <text:p>54,272727272727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formula="of:=AVERAGE([.B15:.L15])" office:value-type="float" office:value="58.0909090909091" calcext:value-type="float">
            <text:p>58,090909090909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formula="of:=AVERAGE([.B16:.L16])" office:value-type="float" office:value="62.3636363636364" calcext:value-type="float">
            <text:p>62,3636363636364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121" calcext:value-type="float">
            <text:p>121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formula="of:=AVERAGE([.B17:.L17])" office:value-type="float" office:value="68.5454545454545" calcext:value-type="float">
            <text:p>68,545454545454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table:formula="of:=AVERAGE([.B18:.L18])" office:value-type="float" office:value="70.2727272727273" calcext:value-type="float">
            <text:p>70,272727272727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formula="of:=AVERAGE([.B19:.L19])" office:value-type="float" office:value="75.0909090909091" calcext:value-type="float">
            <text:p>75,090909090909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formula="of:=AVERAGE([.B20:.L20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formula="of:=AVERAGE([.B21:.L21])" office:value-type="float" office:value="80.1818181818182" calcext:value-type="float">
            <text:p>80,1818181818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editing-duration>PT16M26S</meta:editing-duration>
    <dc:date>2017-09-11T22:07:37.019283117</dc:date>
    <dc:creator>Frank Baethge</dc:creator>
    <meta:generator>LibreOffice/5.4.0.3$Linux_X86_64 LibreOffice_project/40m0$Build-3</meta:generator>
    <meta:document-statistic meta:table-count="1" meta:cell-count="2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7'.A1:'7'.A21 '7'.M1:'7'.M21" chart:data-source-has-labels="column" svg:x="1.279cm" svg:y="0.18cm" svg:width="14.401cm" svg:height="7.711cm">
          <chartooo:coordinate-region svg:x="1.9cm" svg:y="0.18cm" svg:width="13.632cm" svg:height="6.389cm"/>
          <chart:axis chart:dimension="x" chart:name="primary-x" chart:style-name="ch3" chartooo:axis-type="auto">
            <chartooo:date-scale/>
            <chart:title svg:x="7.191cm" svg:y="8.071cm" chart:style-name="ch4">
              <text:p>Anzahl Adressen</text:p>
            </chart:title>
            <chart:categories table:cell-range-address="'7'.A1:'7'.A21"/>
          </chart:axis>
          <chart:axis chart:dimension="y" chart:name="primary-y" chart:style-name="ch3">
            <chart:title svg:x="0.451cm" svg:y="4.78cm" chart:style-name="ch5">
              <text:p>Zeit in ms</text:p>
            </chart:title>
            <chart:grid chart:style-name="ch6" chart:class="major"/>
          </chart:axis>
          <chart:series chart:style-name="ch7" chart:values-cell-range-address="'7'.M1:'7'.M2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7'.A1:'7'.A21</svg:desc>
                </draw:g>
              </table:table-cell>
              <table:table-cell office:value-type="float" office:value="6.36363636363636">
                <text:p>6.36363636363636</text:p>
                <draw:g>
                  <svg:desc>'7'.M1:'7'.M2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.3636363636364">
                <text:p>10.363636363636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.6363636363636">
                <text:p>10.636363636363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2.4545454545455">
                <text:p>22.454545454545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1.8181818181818">
                <text:p>21.818181818181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8.6363636363636">
                <text:p>28.636363636363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6.5454545454545">
                <text:p>26.545454545454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0.1818181818182">
                <text:p>30.181818181818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7.7272727272727">
                <text:p>37.727272727272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9.0909090909091">
                <text:p>39.090909090909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3.1818181818182">
                <text:p>43.181818181818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53.0909090909091">
                <text:p>53.0909090909091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54.2727272727273">
                <text:p>54.272727272727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8.0909090909091">
                <text:p>58.090909090909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62.3636363636364">
                <text:p>62.3636363636364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68.5454545454545">
                <text:p>68.545454545454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70.2727272727273">
                <text:p>70.2727272727273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75.0909090909091">
                <text:p>75.090909090909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80.1818181818182">
                <text:p>80.1818181818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